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1.875in"/>
    </style:style>
    <style:style style:name="Table1.D" style:family="table-column">
      <style:table-column-properties style:column-width="1.8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1.875in"/>
    </style:style>
    <style:style style:name="Table2.D" style:family="table-column">
      <style:table-column-properties style:column-width="1.87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4063in" fo:margin-left="0in" fo:margin-top="0in" fo:margin-bottom="0in" table:align="left"/>
    </style:style>
    <style:style style:name="Table3.A" style:family="table-column">
      <style:table-column-properties style:column-width="1.7604in"/>
    </style:style>
    <style:style style:name="Table3.B" style:family="table-column">
      <style:table-column-properties style:column-width="1.8819in"/>
    </style:style>
    <style:style style:name="Table3.D" style:family="table-column">
      <style:table-column-properties style:column-width="1.8813in"/>
    </style:style>
    <style:style style:name="Table3.1" style:family="table-row">
      <style:table-row-properties style:min-row-height="0.3333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1.875in"/>
    </style:style>
    <style:style style:name="Table4.D" style:family="table-column">
      <style:table-column-properties style:column-width="1.874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B1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4.C1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1.875in"/>
    </style:style>
    <style:style style:name="Table5.D" style:family="table-column">
      <style:table-column-properties style:column-width="1.87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B1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5.C1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99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ltiplying a number by <text:span text:style-name="T1">positive one</text:span> always gives you the original number back.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1x1 = 1</text:p>
          </table:table-cell>
          <table:table-cell table:style-name="Table1.A1" office:value-type="string">
            <text:p text:style-name="P3">1x2 = 2</text:p>
          </table:table-cell>
          <table:table-cell table:style-name="Table1.A1" office:value-type="string">
            <text:p text:style-name="P3">1x3 = 3</text:p>
          </table:table-cell>
          <table:table-cell table:style-name="Table1.A1" office:value-type="string">
            <text:p text:style-name="P3">1x4 = 4</text:p>
          </table:table-cell>
        </table:table-row>
      </table:table>
      <text:p text:style-name="Standard"/>
      <text:p text:style-name="Standard">Multiplying a number by <text:span text:style-name="T1">negative</text:span> <text:span text:style-name="T1">one</text:span> gives you that number, with the opposite sign. <text:s/>It turns positives negative, and negatives positive -- basically flipping them. <text:s/>Any negative number can be replaced by a positive number times negative one.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1">-1 x 1 = -1</text:p>
          </table:table-cell>
          <table:table-cell table:style-name="Table2.A1" office:value-type="string">
            <text:p text:style-name="P1">-1 x 2 = -2</text:p>
          </table:table-cell>
          <table:table-cell table:style-name="Table2.A1" office:value-type="string">
            <text:p text:style-name="P1">-1 x 3 = -3</text:p>
          </table:table-cell>
          <table:table-cell table:style-name="Table2.A1" office:value-type="string">
            <text:p text:style-name="P1">-1 x 4 = -4</text:p>
          </table:table-cell>
        </table:table-row>
        <table:table-row table:style-name="Table2.1">
          <table:table-cell table:style-name="Table2.A1" office:value-type="string">
            <text:p text:style-name="P1">-1 x -1 = <text:s/>1</text:p>
          </table:table-cell>
          <table:table-cell table:style-name="Table2.A1" office:value-type="string">
            <text:p text:style-name="P1">-1 x -2 = <text:s/>2</text:p>
          </table:table-cell>
          <table:table-cell table:style-name="Table2.A1" office:value-type="string">
            <text:p text:style-name="P1">-1 x -3 = <text:s/>3</text:p>
          </table:table-cell>
          <table:table-cell table:style-name="Table2.A1" office:value-type="string">
            <text:p text:style-name="P1">-1 x -4 = <text:s/>4</text:p>
          </table:table-cell>
        </table:table-row>
      </table:table>
      <text:p text:style-name="Standard"/>
      <text:p text:style-name="Standard">When you write that 2 x 2 = 4, it means that anywhere you see "2 x 2" you can replace it with a "4", and anywhere that you see "4" you can replace it with "2 x 2" if you think that will be useful. <text:s/>Another equasion that equals four is "1 x 4". We can make a list of all positive, whole numbers like this, and we call it the list of Factors. <text:s/>The factors of four are 1, 2, and 4, because the only ways to get four are 1x4, 2x2, and 4x1.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4">Factors of Four: 1, 2, 4</text:p>
          </table:table-cell>
          <table:table-cell table:style-name="Table3.A1" office:value-type="string">
            <text:p text:style-name="P3">1 x 4 = 4</text:p>
          </table:table-cell>
          <table:table-cell table:style-name="Table3.A1" office:value-type="string">
            <text:p text:style-name="P3">2 x 2 = 4</text:p>
          </table:table-cell>
          <table:table-cell table:style-name="Table3.A1" office:value-type="string">
            <text:p text:style-name="P1"><text:span text:style-name="T3">4 x 1 = 1 x 4</text:span></text:p>
          </table:table-cell>
        </table:table-row>
      </table:table>
      <text:p text:style-name="Standard"/>
      <text:p text:style-name="Standard">Things get complicated if we introduce negative numbers, though. <text:s/>Let's see what happens when we multiply 1x4, and 2x2, but let some of them be negative.</text:p>
      <text:p text:style-name="Standard"/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3">1x4 = 4</text:p>
          </table:table-cell>
          <table:table-cell table:style-name="Table4.B1" office:value-type="string">
            <text:p text:style-name="P3">-1 x -4 = 4</text:p>
          </table:table-cell>
          <table:table-cell table:style-name="Table4.C1" office:value-type="string">
            <text:p text:style-name="P3">-1 x 4 = -4</text:p>
          </table:table-cell>
          <table:table-cell table:style-name="Table4.A1" office:value-type="string">
            <text:p text:style-name="P3">1 x -4 = -4</text:p>
          </table:table-cell>
        </table:table-row>
        <table:table-row table:style-name="Table4.1">
          <table:table-cell table:style-name="Table4.A1" office:value-type="string">
            <text:p text:style-name="P3">2x2 = 4</text:p>
          </table:table-cell>
          <table:table-cell table:style-name="Table4.B1" office:value-type="string">
            <text:p text:style-name="P3">-2 x -2 = 4</text:p>
          </table:table-cell>
          <table:table-cell table:style-name="Table4.C1" office:value-type="string">
            <text:p text:style-name="P3">-2 x 2 = -4</text:p>
          </table:table-cell>
          <table:table-cell table:style-name="Table4.A1" office:value-type="string">
            <text:p text:style-name="P3">2 x -2 = -4</text:p>
          </table:table-cell>
        </table:table-row>
      </table:table>
      <text:p text:style-name="Standard"/>
      <text:p text:style-name="Standard">When both are positive, we get positive four. <text:s/>When both are negative, we <text:span text:style-name="T2">also</text:span> get positive four. <text:s/>When we have one positive times one negative, we get negative four. <text:s/>Why? <text:s/>Let's use the statement -1 x 2 = -2. <text:s/>Let's replace all negative twos with -1 x 2, and then evaluate them a little bit.</text:p>
      <text:p text:style-name="Standard"/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1">2x2 = 4</text:p>
          </table:table-cell>
          <table:table-cell table:style-name="Table5.B1" office:value-type="string">
            <text:p text:style-name="P2">(-1 x 2) <text:s/>x (-1 x 2) = 4</text:p>
            <text:p text:style-name="P2"><text:s/>-1 x <text:s/>2 <text:s text:c="2"/>x -1 <text:s/>x 2 <text:s/>= 4</text:p>
            <text:p text:style-name="P2"><text:s/>-1 x -1 <text:s text:c="2"/>x <text:s/>2 <text:s/>x 2 <text:s/>= 4</text:p>
            <text:p text:style-name="P2">(-1 x -1) x (2 <text:s/>x 2) = 4</text:p>
            <text:p text:style-name="P2"><text:s text:c="8"/>(1) x (4) <text:s text:c="7"/>= 4</text:p>
            <text:p text:style-name="P2"><text:s text:c="11"/>1 x 4 <text:s text:c="9"/>= 4</text:p>
          </table:table-cell>
          <table:table-cell table:style-name="Table5.C1" office:value-type="string">
            <text:p text:style-name="P2">(-1 x 2) x 2 = -4</text:p>
            <text:p text:style-name="P2">-1 x 2 x 2 <text:s text:c="3"/>= -4</text:p>
            <text:p text:style-name="P2">-1 x (2 x 2) = -4</text:p>
            <text:p text:style-name="P2">-1 x 4 = -4</text:p>
          </table:table-cell>
          <table:table-cell table:style-name="Table5.A1" office:value-type="string">
            <text:p text:style-name="P1">2 x (-1 x 2) = -4</text:p>
          </table:table-cell>
        </table:table-row>
      </table:table>
      <text:p text:style-name="Standard"/>
      <text:p text:style-name="Standard">Multiplying a number by negative one swaps its sign. <text:s/>-1 x 2 = -2, and -1 x -2 = +2.</text:p>
      <text:p text:style-name="Standard">Introduce this fact earlier.</text:p>
      <text:p text:style-name="Standard"/>
      <text:p text:style-name="Standard"/>
      <text:p text:style-name="Standard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Standard">How Multiplying And Dividing Negative Numbers Works, -Reva Co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1" meta:paragraph-count="45" meta:word-count="455" meta:character-count="1875" meta:non-whitespace-character-count="1398"/>
    <meta:generator>LibreOfficeDev/6.0.5.2$Linux_X86_64 LibreOffice_project/</meta:generator>
  </office:meta>
</office:document-meta>
</file>